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16ca07" officeooo:paragraph-rsid="0016c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かいおうせい海王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Timby</meta:initial-creator>
    <meta:creation-date>2012-02-02T13:52:34</meta:creation-date>
    <dc:date>2017-12-01T15:47:26.118216800</dc:date>
    <meta:editing-duration>PT29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9" meta:character-count="9" meta:non-whitespace-character-count="9"/>
  </office:meta>
</office:document-meta>
</file>